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508cm" svg:height="1.433cm" svg:x="1.8cm" svg:y="1.9cm">
          <draw:text-box>
            <text:p><text:span text:style-name="T1">Сетевой адрес: 24</text:span></text:p>
            <text:p><text:span text:style-name="T1"/></text:p>
            <text:p><text:span text:style-name="T1">Сетевой адрес: 16</text:span></text:p>
          </draw:text-box>
        </draw:frame>
        <draw:line draw:style-name="gr2" draw:text-style-name="P2" draw:layer="layout" svg:x1="8cm" svg:y1="3cm" svg:x2="8cm" svg:y2="2.7cm">
          <text:p/>
        </draw:line>
        <draw:line draw:style-name="gr2" draw:text-style-name="P2" draw:layer="layout" svg:x1="9.3cm" svg:y1="3cm" svg:x2="9.3cm" svg:y2="2.7cm">
          <text:p/>
        </draw:line>
        <draw:line draw:style-name="gr2" draw:text-style-name="P2" draw:layer="layout" svg:x1="8cm" svg:y1="2.7cm" svg:x2="9.3cm" svg:y2="2.7cm">
          <text:p/>
        </draw:line>
        <draw:frame draw:style-name="gr1" draw:text-style-name="P4" draw:layer="layout" svg:width="1.946cm" svg:height="0.569cm" svg:x="7.7cm" svg:y="2.2cm">
          <draw:text-box>
            <text:p text:style-name="P3"><text:span text:style-name="T2">Термопара</text:span></text:p>
          </draw:text-box>
        </draw:frame>
        <draw:frame draw:style-name="gr1" draw:text-style-name="P4" draw:layer="layout" svg:width="0.667cm" svg:height="0.569cm" svg:x="8.8cm" svg:y="2.6cm">
          <draw:text-box>
            <text:p><text:span text:style-name="T2">+</text:span></text:p>
          </draw:text-box>
        </draw:frame>
        <draw:frame draw:style-name="gr1" draw:text-style-name="P4" draw:layer="layout" svg:width="0.595cm" svg:height="0.569cm" svg:x="7.805cm" svg:y="2.6cm">
          <draw:text-box>
            <text:p><text:span text:style-name="T2">-</text:span></text:p>
          </draw:text-box>
        </draw:frame>
        <draw:line draw:style-name="gr2" draw:text-style-name="P2" draw:layer="layout" svg:x1="9.995cm" svg:y1="3cm" svg:x2="10cm" svg:y2="2.7cm">
          <text:p/>
        </draw:line>
        <draw:line draw:style-name="gr2" draw:text-style-name="P2" draw:layer="layout" svg:x1="11.295cm" svg:y1="3cm" svg:x2="11.3cm" svg:y2="2.7cm">
          <text:p/>
        </draw:line>
        <draw:line draw:style-name="gr2" draw:text-style-name="P2" draw:layer="layout" svg:x1="10cm" svg:y1="2.7cm" svg:x2="11.3cm" svg:y2="2.7cm">
          <text:p/>
        </draw:line>
        <draw:frame draw:style-name="gr1" draw:text-style-name="P4" draw:layer="layout" svg:width="0.667cm" svg:height="0.569cm" svg:x="9.8cm" svg:y="2.6cm">
          <draw:text-box>
            <text:p><text:span text:style-name="T2">+</text:span></text:p>
          </draw:text-box>
        </draw:frame>
        <draw:frame draw:style-name="gr1" draw:text-style-name="P4" draw:layer="layout" svg:width="0.595cm" svg:height="0.569cm" svg:x="10.9cm" svg:y="2.6cm">
          <draw:text-box>
            <text:p><text:span text:style-name="T2">-</text:span></text:p>
          </draw:text-box>
        </draw:frame>
        <draw:frame draw:style-name="gr1" draw:text-style-name="P6" draw:layer="layout" svg:width="1.979cm" svg:height="0.887cm" svg:x="9.7cm" svg:y="1.913cm">
          <draw:text-box>
            <text:p text:style-name="P5"><text:span text:style-name="T2">Вольтметр </text:span></text:p>
            <text:p text:style-name="P5"><text:span text:style-name="T2">на образце</text:span></text:p>
          </draw:text-box>
        </draw:frame>
        <draw:line draw:style-name="gr2" draw:text-style-name="P2" draw:layer="layout" svg:x1="8cm" svg:y1="4.3cm" svg:x2="8cm" svg:y2="4cm">
          <text:p/>
        </draw:line>
        <draw:line draw:style-name="gr2" draw:text-style-name="P2" draw:layer="layout" svg:x1="9.3cm" svg:y1="4.3cm" svg:x2="9.3cm" svg:y2="4cm">
          <text:p/>
        </draw:line>
        <draw:line draw:style-name="gr2" draw:text-style-name="P2" draw:layer="layout" svg:x1="8cm" svg:y1="4.3cm" svg:x2="9.3cm" svg:y2="4.3cm">
          <text:p/>
        </draw:line>
        <draw:frame draw:style-name="gr1" draw:text-style-name="P4" draw:layer="layout" svg:width="0.667cm" svg:height="0.569cm" svg:x="8.8cm" svg:y="3.831cm">
          <draw:text-box>
            <text:p><text:span text:style-name="T2">+</text:span></text:p>
          </draw:text-box>
        </draw:frame>
        <draw:frame draw:style-name="gr1" draw:text-style-name="P4" draw:layer="layout" svg:width="0.595cm" svg:height="0.569cm" svg:x="7.805cm" svg:y="3.8cm">
          <draw:text-box>
            <text:p><text:span text:style-name="T2">-</text:span></text:p>
          </draw:text-box>
        </draw:frame>
        <draw:frame draw:style-name="gr1" draw:text-style-name="P4" draw:layer="layout" svg:width="1.713cm" svg:height="0.887cm" svg:x="7.787cm" svg:y="4.2cm">
          <draw:text-box>
            <text:p text:style-name="P3"><text:span text:style-name="T2">Источник</text:span></text:p>
            <text:p text:style-name="P5"><text:span text:style-name="T2">тока</text:span></text:p>
          </draw:text-box>
        </draw:frame>
        <draw:line draw:style-name="gr2" draw:text-style-name="P2" draw:layer="layout" svg:x1="9.995cm" svg:y1="4.3cm" svg:x2="9.995cm" svg:y2="4cm">
          <text:p/>
        </draw:line>
        <draw:line draw:style-name="gr2" draw:text-style-name="P2" draw:layer="layout" svg:x1="11.295cm" svg:y1="4.3cm" svg:x2="11.295cm" svg:y2="4cm">
          <text:p/>
        </draw:line>
        <draw:line draw:style-name="gr2" draw:text-style-name="P2" draw:layer="layout" svg:x1="9.995cm" svg:y1="4.3cm" svg:x2="11.295cm" svg:y2="4.3cm">
          <text:p/>
        </draw:line>
        <draw:frame draw:style-name="gr1" draw:text-style-name="P4" draw:layer="layout" svg:width="0.667cm" svg:height="0.569cm" svg:x="9.833cm" svg:y="3.831cm">
          <draw:text-box>
            <text:p><text:span text:style-name="T2">+</text:span></text:p>
          </draw:text-box>
        </draw:frame>
        <draw:frame draw:style-name="gr1" draw:text-style-name="P4" draw:layer="layout" svg:width="0.595cm" svg:height="0.569cm" svg:x="10.9cm" svg:y="3.8cm">
          <draw:text-box>
            <text:p><text:span text:style-name="T2">-</text:span></text:p>
          </draw:text-box>
        </draw:frame>
        <draw:frame draw:style-name="gr1" draw:text-style-name="P6" draw:layer="layout" svg:width="3.436cm" svg:height="0.887cm" svg:x="8.964cm" svg:y="4.213cm">
          <draw:text-box>
            <text:p text:style-name="P5"><text:span text:style-name="T2">Амперметр</text:span></text:p>
            <text:p text:style-name="P5"><text:span text:style-name="T2">Вольтметр на эталоне</text:span></text:p>
          </draw:text-box>
        </draw:frame>
        <draw:frame draw:style-name="gr1" draw:text-style-name="P7" draw:layer="layout" svg:width="10.078cm" svg:height="1.199cm" svg:x="2.222cm" svg:y="5.801cm">
          <draw:text-box>
            <text:p><text:span text:style-name="T3">Установка по измерению электросопротивления</text:span></text:p>
            <text:p><text:span text:style-name="T3">Максимальный ток: 3 А</text:span></text:p>
          </draw:text-box>
        </draw:frame>
        <draw:frame draw:style-name="gr1" draw:text-style-name="P4" draw:layer="layout" svg:width="1.615cm" svg:height="0.569cm" svg:x="12.7cm" svg:y="2.5cm">
          <draw:text-box>
            <text:p><text:span text:style-name="T2">Питание</text:span></text:p>
          </draw:text-box>
        </draw:frame>
        <draw:frame draw:style-name="gr1" draw:text-style-name="P4" draw:layer="layout" svg:width="1.637cm" svg:height="0.569cm" svg:x="12.9cm" svg:y="3.4cm">
          <draw:text-box>
            <text:p><text:span text:style-name="T2">Образец</text:span></text:p>
          </draw:text-box>
        </draw:frame>
        <draw:frame draw:style-name="gr1" draw:text-style-name="P4" draw:layer="layout" svg:width="4.011cm" svg:height="0.569cm" svg:x="12.8cm" svg:y="4.4cm">
          <draw:text-box>
            <text:p><text:span text:style-name="T2">Эталонное сопротивление</text:span></text:p>
          </draw:text-box>
        </draw:frame>
        <draw:line draw:style-name="gr2" draw:text-style-name="P2" draw:layer="layout" svg:x1="3cm" svg:y1="8cm" svg:x2="3cm" svg:y2="8.3cm">
          <text:p/>
        </draw:line>
        <draw:line draw:style-name="gr2" draw:text-style-name="P2" draw:layer="layout" svg:x1="4.4cm" svg:y1="8cm" svg:x2="4.4cm" svg:y2="8.3cm">
          <text:p/>
        </draw:line>
        <draw:line draw:style-name="gr2" draw:text-style-name="P2" draw:layer="layout" svg:x1="3cm" svg:y1="8.3cm" svg:x2="4.4cm" svg:y2="8.3cm">
          <text:p/>
        </draw:line>
        <draw:frame draw:style-name="gr1" draw:text-style-name="P6" draw:layer="layout" svg:width="2.598cm" svg:height="0.887cm" svg:x="2.402cm" svg:y="8.213cm">
          <draw:text-box>
            <text:p text:style-name="P8"><text:span text:style-name="T2">Переполюсовка</text:span></text:p>
            <text:p text:style-name="P8"><text:span text:style-name="T2">вольметра</text:span></text:p>
          </draw:text-box>
        </draw:frame>
        <draw:line draw:style-name="gr2" draw:text-style-name="P2" draw:layer="layout" svg:x1="5.498cm" svg:y1="8cm" svg:x2="5.498cm" svg:y2="8.3cm">
          <text:p/>
        </draw:line>
        <draw:line draw:style-name="gr2" draw:text-style-name="P2" draw:layer="layout" svg:x1="6.898cm" svg:y1="8cm" svg:x2="6.898cm" svg:y2="8.3cm">
          <text:p/>
        </draw:line>
        <draw:line draw:style-name="gr2" draw:text-style-name="P2" draw:layer="layout" svg:x1="5.498cm" svg:y1="8.3cm" svg:x2="6.898cm" svg:y2="8.3cm">
          <text:p/>
        </draw:line>
        <draw:frame draw:style-name="gr1" draw:text-style-name="P6" draw:layer="layout" svg:width="2.598cm" svg:height="0.887cm" svg:x="4.9cm" svg:y="8.213cm">
          <draw:text-box>
            <text:p text:style-name="P8"><text:span text:style-name="T2">Переполюсовка</text:span></text:p>
            <text:p text:style-name="P8"><text:span text:style-name="T2">тока</text:span></text:p>
          </draw:text-box>
        </draw:frame>
        <draw:line draw:style-name="gr2" draw:text-style-name="P2" draw:layer="layout" svg:x1="9cm" svg:y1="8cm" svg:x2="9cm" svg:y2="8.3cm">
          <text:p/>
        </draw:line>
        <draw:line draw:style-name="gr2" draw:text-style-name="P2" draw:layer="layout" svg:x1="10.4cm" svg:y1="8cm" svg:x2="10.4cm" svg:y2="8.3cm">
          <text:p/>
        </draw:line>
        <draw:line draw:style-name="gr2" draw:text-style-name="P2" draw:layer="layout" svg:x1="9cm" svg:y1="8.3cm" svg:x2="10.4cm" svg:y2="8.3cm">
          <text:p/>
        </draw:line>
        <draw:frame draw:style-name="gr1" draw:text-style-name="P6" draw:layer="layout" svg:width="3.156cm" svg:height="0.887cm" svg:x="8.144cm" svg:y="8.213cm">
          <draw:text-box>
            <text:p text:style-name="P8"><text:span text:style-name="T2">Режим</text:span></text:p>
            <text:p text:style-name="P8"><text:span text:style-name="T2">Вольметр/Вольметр</text:span></text:p>
          </draw:text-box>
        </draw:frame>
        <draw:line draw:style-name="gr2" draw:text-style-name="P2" draw:layer="layout" svg:x1="13cm" svg:y1="8.7cm" svg:x2="13cm" svg:y2="9cm">
          <text:p/>
        </draw:line>
        <draw:frame draw:style-name="gr1" draw:text-style-name="P6" draw:layer="layout" svg:width="2.119cm" svg:height="0.887cm" svg:x="11.981cm" svg:y="7.913cm">
          <draw:text-box>
            <text:p text:style-name="P8"><text:span text:style-name="T2">Размыкание</text:span></text:p>
            <text:p text:style-name="P8"><text:span text:style-name="T2">цепи</text:span></text:p>
          </draw:text-box>
        </draw:frame>
        <draw:line draw:style-name="gr2" draw:text-style-name="P2" draw:layer="layout" svg:x1="14.4cm" svg:y1="8cm" svg:x2="14.4cm" svg:y2="8.3cm">
          <text:p/>
        </draw:line>
        <draw:frame draw:style-name="gr1" draw:text-style-name="P6" draw:layer="layout" svg:width="2.106cm" svg:height="0.887cm" svg:x="13.394cm" svg:y="8.213cm">
          <draw:text-box>
            <text:p text:style-name="P8"><text:span text:style-name="T2">Шунт</text:span></text:p>
            <text:p text:style-name="P8"><text:span text:style-name="T2">амперметр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04:53.262000000</meta:creation-date>
    <meta:generator>LibreOffice/5.0.5.2$Windows_x86 LibreOffice_project/55b006a02d247b5f7215fc6ea0fde844b30035b3</meta:generator>
    <dc:date>2016-04-22T16:01:39.054000000</dc:date>
    <meta:editing-duration>PT18M25S</meta:editing-duration>
    <meta:editing-cycles>3</meta:editing-cycles>
    <meta:document-statistic meta:object-count="45"/>
  </office:meta>
</office:document-meta>
</file>